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fo:text-align="center"/>
      <style:text-properties fo:font-weight="normal" style:font-weight-asian="normal" style:font-weight-complex="normal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paragraph-properties fo:margin-top="0.0805in" fo:margin-bottom="0.0805in"/>
    </style:style>
    <style:style style:name="P5" style:parent-style-name="Standard" style:family="paragraph">
      <style:paragraph-properties fo:margin-top="0.0805in" fo:margin-bottom="0.0805in"/>
    </style:style>
    <style:style style:name="P6" style:parent-style-name="Standard" style:family="paragraph">
      <style:paragraph-properties fo:margin-left="0.2083in">
        <style:tab-stops/>
      </style:paragraph-properties>
    </style:style>
    <style:style style:name="P7" style:parent-style-name="Standard" style:family="paragraph">
      <style:paragraph-properties fo:margin-top="0.0805in" fo:margin-bottom="0.0805in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Heading1" style:family="paragraph">
      <style:paragraph-properties fo:break-before="page"/>
    </style:style>
    <style:style style:name="P12" style:parent-style-name="Standard" style:family="paragraph">
      <style:paragraph-properties fo:text-align="justify" fo:margin-left="0.125in" fo:text-indent="-0.1458in">
        <style:tab-stops/>
      </style:paragraph-properties>
    </style:style>
    <style:style style:name="P13" style:parent-style-name="Standard" style:family="paragraph">
      <style:paragraph-properties fo:margin-left="0.1458in" fo:text-indent="-0.1458in">
        <style:tab-stops/>
      </style:paragraph-properties>
    </style:style>
    <style:style style:name="P14" style:parent-style-name="Standard" style:family="paragraph">
      <style:paragraph-properties fo:margin-left="0.1458in" fo:text-indent="-0.1458in">
        <style:tab-stops/>
      </style:paragraph-properties>
    </style:style>
    <style:style style:name="P15" style:parent-style-name="Heading1" style:family="paragraph">
      <style:paragraph-properties fo:break-before="page" fo:margin-left="0.1458in" fo:text-indent="-0.1458in">
        <style:tab-stops/>
      </style:paragraph-properties>
    </style:style>
    <style:style style:name="TableColumn17" style:family="table-column">
      <style:table-column-properties style:column-width="3.3465in" style:use-optimal-column-width="false"/>
    </style:style>
    <style:style style:name="TableColumn18" style:family="table-column">
      <style:table-column-properties style:column-width="3.3465in" style:use-optimal-column-width="false"/>
    </style:style>
    <style:style style:name="Table16" style:family="table">
      <style:table-properties style:width="6.693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034in solid #000000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font-size="10pt" style:font-size-asian="10pt" style:font-size-complex="10pt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font-size="10pt" style:font-size-asian="10pt" style:font-size-complex="10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10pt" style:font-size-asian="10pt" style:font-size-complex="10pt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0pt" style:font-size-asian="10pt" style:font-size-complex="10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0pt" style:font-size-asian="10pt" style:font-size-complex="10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10pt" style:font-size-asian="10pt" style:font-size-complex="10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10pt" style:font-size-asian="10pt" style:font-size-complex="10pt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10pt" style:font-size-asian="10pt" style:font-size-complex="10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10pt" style:font-size-asian="10pt" style:font-size-complex="10pt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10pt" style:font-size-asian="10pt" style:font-size-complex="10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0pt" style:font-size-asian="10pt" style:font-size-complex="10pt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0pt" style:font-size-asian="10pt" style:font-size-complex="10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10pt" style:font-size-asian="10pt" style:font-size-complex="10pt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justify" fo:margin-left="0.125in" fo:text-indent="-0.1458in">
        <style:tab-stops/>
      </style:paragraph-properties>
      <style:text-properties fo:font-size="10pt" style:font-size-asian="10pt" style:font-size-complex="10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10pt" style:font-size-asian="10pt" style:font-size-complex="10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10pt" style:font-size-asian="10pt" style:font-size-complex="10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0pt" style:font-size-asian="10pt" style:font-size-complex="10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0pt" style:font-size-asian="10pt" style:font-size-complex="10pt" fo:language="en" fo:country="GB"/>
    </style:style>
    <style:style style:name="P69" style:parent-style-name="Textbody" style:family="paragraph">
      <style:paragraph-properties fo:margin-left="0.1458in" fo:text-indent="-0.1458in">
        <style:tab-stops/>
      </style:paragraph-properties>
      <style:text-properties fo:language="en" fo:country="GB"/>
    </style:style>
    <style:style style:name="P70" style:parent-style-name="Heading1" style:family="paragraph">
      <style:paragraph-properties fo:break-before="page" fo:margin-left="0.1458in" fo:text-indent="-0.1458in">
        <style:tab-stops/>
      </style:paragraph-properties>
    </style:style>
    <style:style style:name="P71" style:parent-style-name="Standard" style:family="paragraph">
      <style:paragraph-properties fo:margin-left="0.1458in" fo:text-indent="-0.1458in">
        <style:tab-stops/>
      </style:paragraph-properties>
    </style:style>
    <style:style style:name="TableColumn73" style:family="table-column">
      <style:table-column-properties style:column-width="2.2916in" style:use-optimal-column-width="false"/>
    </style:style>
    <style:style style:name="TableColumn74" style:family="table-column">
      <style:table-column-properties style:column-width="1.1666in" style:use-optimal-column-width="false"/>
    </style:style>
    <style:style style:name="TableColumn75" style:family="table-column">
      <style:table-column-properties style:column-width="1.1145in" style:use-optimal-column-width="false"/>
    </style:style>
    <style:style style:name="TableColumn76" style:family="table-column">
      <style:table-column-properties style:column-width="1.0625in" style:use-optimal-column-width="false"/>
    </style:style>
    <style:style style:name="TableColumn77" style:family="table-column">
      <style:table-column-properties style:column-width="1.0729in" style:use-optimal-column-width="false"/>
    </style:style>
    <style:style style:name="Table72" style:family="table">
      <style:table-properties style:width="6.7083in" fo:margin-left="-0.0062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034in solid #000000" fo:border-left="0.0034in solid #000000" fo:border-bottom="0.0138in solid #000000" fo:border-right="none" fo:background-color="#B2B2B2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81" style:family="table-cell">
      <style:table-cell-properties fo:border-top="0.0034in solid #000000" fo:border-left="0.0034in solid #000000" fo:border-bottom="0.0138in solid #000000" fo:border-right="none" fo:background-color="#B2B2B2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83" style:family="table-cell">
      <style:table-cell-properties fo:border-top="0.0034in solid #000000" fo:border-left="0.0034in solid #000000" fo:border-bottom="0.0138in solid #000000" fo:border-right="none" fo:background-color="#B2B2B2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85" style:family="table-cell">
      <style:table-cell-properties fo:border-top="0.0034in solid #000000" fo:border-left="0.0034in solid #000000" fo:border-bottom="0.0138in solid #000000" fo:border-right="none" fo:background-color="#B2B2B2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87" style:family="table-cell">
      <style:table-cell-properties fo:border-top="0.0034in solid #000000" fo:border-left="0.0034in solid #000000" fo:border-bottom="0.0138in solid #000000" fo:border-right="0.0034in solid #000000" fo:background-color="#B2B2B2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10pt" style:font-size-asian="10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10pt" style:font-size-asian="10pt" style:font-size-complex="10pt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0pt" style:font-size-asian="10pt" style:font-size-complex="10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0pt" style:font-size-asian="10pt" style:font-size-complex="10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10pt" style:font-size-asian="10pt" style:font-size-complex="10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10pt" style:font-size-asian="10pt" style:font-size-complex="10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0pt" style:font-size-asian="10pt" style:font-size-complex="10pt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0pt" style:font-size-asian="10pt" style:font-size-complex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size="10pt" style:font-size-asian="10pt" style:font-size-complex="10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10pt" style:font-size-asian="10pt" style:font-size-complex="10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font-size="10pt" style:font-size-asian="10pt" style:font-size-complex="10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size="10pt" style:font-size-asian="10pt" style:font-size-complex="10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font-size="10pt" style:font-size-asian="10pt" style:font-size-complex="10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size="10pt" style:font-size-asian="10pt" style:font-size-complex="10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size="10pt" style:font-size-asian="10pt" style:font-size-complex="10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size="10pt" style:font-size-asian="10pt" style:font-size-complex="10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size="10pt" style:font-size-asian="10pt" style:font-size-complex="10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size="10pt" style:font-size-asian="10pt" style:font-size-complex="10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size="10pt" style:font-size-asian="10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font-size="10pt" style:font-size-asian="10pt" style:font-size-complex="10pt"/>
    </style:style>
    <style:style style:name="P155" style:parent-style-name="Standard" style:family="paragraph">
      <style:paragraph-properties fo:margin-left="0.1458in" fo:text-indent="-0.1458in">
        <style:tab-stops/>
      </style:paragraph-properties>
    </style:style>
    <style:style style:name="P156" style:parent-style-name="Standard" style:family="paragraph">
      <style:paragraph-properties fo:margin-left="0.1458in" fo:text-indent="-0.1458in">
        <style:tab-stops/>
      </style:paragraph-properties>
    </style:style>
    <style:style style:name="P157" style:parent-style-name="Standard" style:family="paragraph">
      <style:paragraph-properties fo:margin-left="0.1458in" fo:text-indent="-0.1458in">
        <style:tab-stops/>
      </style:paragraph-properties>
    </style:style>
    <style:style style:name="P158" style:parent-style-name="Heading1" style:family="paragraph">
      <style:paragraph-properties fo:break-before="page" fo:margin-left="0.1458in" fo:text-indent="-0.1458in">
        <style:tab-stops/>
      </style:paragraph-properties>
    </style:style>
    <style:style style:name="P159" style:parent-style-name="Standard" style:family="paragraph">
      <style:paragraph-properties fo:margin-left="0.1458in" fo:text-indent="-0.1458in">
        <style:tab-stops/>
      </style:paragraph-properties>
    </style:style>
    <style:style style:name="T160" style:parent-style-name="DefaultParagraphFont" style:family="text">
      <style:text-properties fo:font-style="normal" style:font-style-asian="normal" style:font-style-complex="normal"/>
    </style:style>
    <style:style style:name="P161" style:parent-style-name="Standard" style:family="paragraph">
      <style:paragraph-properties fo:margin-left="0.1458in" fo:text-indent="-0.1458in">
        <style:tab-stops/>
      </style:paragraph-properties>
    </style:style>
    <style:style style:name="P162" style:parent-style-name="Standard" style:family="paragraph">
      <style:paragraph-properties fo:margin-left="0.1458in" fo:text-indent="-0.1458in">
        <style:tab-stops/>
      </style:paragraph-properties>
      <style:text-properties fo:font-weight="bold" style:font-weight-asian="bold" style:font-weight-complex="bold"/>
    </style:style>
    <style:style style:name="P163" style:parent-style-name="Standard" style:family="paragraph">
      <style:paragraph-properties fo:margin-left="0.1458in" fo:text-indent="-0.1458in">
        <style:tab-stops/>
      </style:paragraph-properties>
    </style:style>
    <style:style style:name="P164" style:parent-style-name="Standard" style:family="paragraph">
      <style:paragraph-properties fo:margin-left="0.1458in" fo:text-indent="-0.1458in">
        <style:tab-stops/>
      </style:paragraph-properties>
    </style:style>
    <style:style style:name="P165" style:parent-style-name="Standard" style:family="paragraph">
      <style:paragraph-properties fo:margin-left="0.1979in" fo:text-indent="-0.0208in">
        <style:tab-stops/>
      </style:paragraph-properties>
    </style:style>
    <style:style style:name="P166" style:parent-style-name="Standard" style:family="paragraph">
      <style:paragraph-properties fo:margin-left="0.1458in" fo:text-indent="-0.1458in">
        <style:tab-stops/>
      </style:paragraph-properties>
    </style:style>
    <style:style style:name="P167" style:parent-style-name="Standard" style:family="paragraph">
      <style:paragraph-properties fo:margin-left="0.1458in" fo:text-indent="-0.1458in">
        <style:tab-stops/>
      </style:paragraph-properties>
    </style:style>
    <style:style style:name="P168" style:parent-style-name="Standard" style:family="paragraph">
      <style:paragraph-properties fo:margin-left="0.1979in" fo:text-indent="-0.0104in">
        <style:tab-stops/>
      </style:paragraph-properties>
    </style:style>
    <style:style style:name="P169" style:parent-style-name="Standard" style:family="paragraph">
      <style:paragraph-properties fo:margin-left="0.1458in" fo:text-indent="-0.1458in">
        <style:tab-stops/>
      </style:paragraph-properties>
    </style:style>
    <style:style style:name="P170" style:parent-style-name="Standard" style:family="paragraph">
      <style:paragraph-properties fo:margin-left="0.1458in" fo:text-indent="-0.1458in">
        <style:tab-stops/>
      </style:paragraph-properties>
    </style:style>
    <style:style style:name="P171" style:parent-style-name="Standard" style:family="paragraph">
      <style:paragraph-properties fo:margin-left="0.1458in" fo:text-indent="-0.1458in">
        <style:tab-stops/>
      </style:paragraph-properties>
    </style:style>
    <style:style style:name="P172" style:parent-style-name="Standard" style:family="paragraph">
      <style:paragraph-properties fo:margin-left="0.1458in" fo:text-indent="-0.1458in">
        <style:tab-stops/>
      </style:paragraph-properties>
    </style:style>
    <style:style style:name="P173" style:parent-style-name="Standard" style:family="paragraph">
      <style:paragraph-properties fo:margin-left="0.1458in" fo:text-indent="-0.1458in">
        <style:tab-stops/>
      </style:paragraph-properties>
    </style:style>
    <style:style style:name="P174" style:parent-style-name="Standard" style:family="paragraph">
      <style:paragraph-properties fo:margin-left="0.1979in" fo:text-indent="-0.0104in">
        <style:tab-stops/>
      </style:paragraph-properties>
    </style:style>
    <style:style style:name="P175" style:parent-style-name="Standard" style:family="paragraph">
      <style:paragraph-properties fo:margin-left="0.1458in" fo:text-indent="-0.1458in">
        <style:tab-stops/>
      </style:paragraph-properties>
    </style:style>
    <style:style style:name="P176" style:parent-style-name="Heading2" style:family="paragraph">
      <style:paragraph-properties fo:margin-left="0.1458in" fo:text-indent="-0.1458in">
        <style:tab-stops/>
      </style:paragraph-properties>
    </style:style>
    <style:style style:name="T177" style:parent-style-name="DefaultParagraphFont" style:family="text">
      <style:text-properties fo:font-style="normal" style:font-style-asian="normal" style:font-style-complex="normal"/>
    </style:style>
    <style:style style:name="P178" style:parent-style-name="Standard" style:family="paragraph">
      <style:paragraph-properties fo:margin-left="0.1458in" fo:text-indent="-0.1458in">
        <style:tab-stops/>
      </style:paragraph-properties>
    </style:style>
    <style:style style:name="P179" style:parent-style-name="Standard" style:family="paragraph">
      <style:paragraph-properties fo:margin-left="0.1458in" fo:text-indent="-0.1458in">
        <style:tab-stops/>
      </style:paragraph-properties>
    </style:style>
    <style:style style:name="T180" style:parent-style-name="DefaultParagraphFont" style:family="text">
      <style:text-properties fo:font-weight="bold" style:font-weight-asian="bold" style:font-weight-complex="bold"/>
    </style:style>
    <style:style style:name="P181" style:parent-style-name="Heading2" style:family="paragraph">
      <style:paragraph-properties fo:break-before="page" fo:margin-left="0.1458in" fo:text-indent="-0.1458in">
        <style:tab-stops/>
      </style:paragraph-properties>
      <style:text-properties fo:font-style="normal" style:font-style-asian="normal" style:font-style-complex="normal"/>
    </style:style>
    <style:style style:name="P182" style:parent-style-name="Standard" style:family="paragraph">
      <style:paragraph-properties fo:margin-left="0.1458in" fo:text-indent="-0.1458in">
        <style:tab-stops/>
      </style:paragraph-properties>
    </style:style>
    <style:style style:name="P183" style:parent-style-name="Standard" style:family="paragraph">
      <style:paragraph-properties fo:margin-left="0.1458in" fo:text-indent="-0.1458in">
        <style:tab-stops/>
      </style:paragraph-properties>
    </style:style>
    <style:style style:name="P184" style:parent-style-name="Heading1" style:family="paragraph">
      <style:paragraph-properties fo:break-before="page" fo:margin-left="0.1458in" fo:text-indent="-0.1458in">
        <style:tab-stops/>
      </style:paragraph-properties>
    </style:style>
    <style:style style:name="P185" style:parent-style-name="Standard" style:family="paragraph">
      <style:paragraph-properties fo:margin-left="0.1458in" fo:text-indent="-0.1458in">
        <style:tab-stops/>
      </style:paragraph-properties>
    </style:style>
    <style:style style:name="P186" style:parent-style-name="Standard" style:family="paragraph">
      <style:paragraph-properties fo:margin-left="0.1458in" fo:text-indent="-0.1458in">
        <style:tab-stops/>
      </style:paragraph-properties>
    </style:style>
    <style:style style:name="P187" style:parent-style-name="Standard" style:family="paragraph">
      <style:paragraph-properties fo:margin-left="0.1458in" fo:text-indent="-0.1458in">
        <style:tab-stops/>
      </style:paragraph-properties>
    </style:style>
    <style:style style:name="P188" style:parent-style-name="Standard" style:family="paragraph">
      <style:paragraph-properties fo:margin-left="0.1458in" fo:text-indent="-0.1458in">
        <style:tab-stops/>
      </style:paragraph-properties>
    </style:style>
    <style:style style:name="P189" style:parent-style-name="Standard" style:family="paragraph">
      <style:paragraph-properties fo:margin-left="0.1458in" fo:text-indent="-0.1458in">
        <style:tab-stops/>
      </style:paragraph-properties>
    </style:style>
    <style:style style:name="P190" style:parent-style-name="Standard" style:family="paragraph">
      <style:paragraph-properties fo:margin-left="0.1458in" fo:text-indent="-0.1458in">
        <style:tab-stops/>
      </style:paragraph-properties>
    </style:style>
    <style:style style:name="P191" style:parent-style-name="Standard" style:family="paragraph">
      <style:paragraph-properties fo:margin-left="0.1458in" fo:text-indent="-0.1458in">
        <style:tab-stops/>
      </style:paragraph-properties>
    </style:style>
  </office:automatic-styles>
  <office:body>
    <office:text text:use-soft-page-breaks="true">
      <text:h text:style-name="P1" text:outline-level="1">Raport z realizacji projektu:</text:h>
      <text:p text:style-name="P2"/>
      <text:p text:style-name="P3">Dwustronna naświetlarka UV do płytek PCB</text:p>
      <text:p text:style-name="P4"/>
      <text:p text:style-name="P5">Zespół projektowy/osoba prowadząca projekt:</text:p>
      <text:p text:style-name="P6">Robert Płatkowski</text:p>
      <text:p text:style-name="P7"/>
      <text:p text:style-name="Standard"/>
      <text:h text:style-name="Heading1" text:outline-level="1">1. Cel i zakres projektu</text:h>
      <text:p text:style-name="P8"/>
      <text:p text:style-name="P9">&lt;uzupełnić&gt;</text:p>
      <text:p text:style-name="P10"/>
      <text:soft-page-break/>
      <text:h text:style-name="P11" text:outline-level="1">2. Założenia projektu</text:h>
      <text:p text:style-name="Standard"/>
      <text:p text:style-name="P12">&lt;uzupełnić&gt;</text:p>
      <text:p text:style-name="P13"/>
      <text:p text:style-name="P14"/>
      <text:soft-page-break/>
      <text:h text:style-name="P15" text:outline-level="1">3. Wybór<text:s/>narzędzi programistycznych</text:h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Zadanie</text:p>
          </table:table-cell>
          <table:table-cell table:style-name="TableCell22">
            <text:p text:style-name="P23">Oprogramowanie</text:p>
          </table:table-cell>
        </table:table-row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</table:table>
      <text:p text:style-name="P69"/>
      <text:soft-page-break/>
      <text:h text:style-name="P70" text:outline-level="1">4. Harmonogram aktualizacji strony projektu</text:h>
      <text:p text:style-name="P71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Aktualizacja</text:p>
          </table:table-cell>
          <table:table-cell table:style-name="TableCell81">
            <text:p text:style-name="P82"/>
          </table:table-cell>
          <table:table-cell table:style-name="TableCell83">
            <text:p text:style-name="P84">Rodzaj aktualizacji</text:p>
          </table:table-cell>
          <table:table-cell table:style-name="TableCell85">
            <text:p text:style-name="P86">Planowana data aktualizacji</text:p>
          </table:table-cell>
          <table:table-cell table:style-name="TableCell87">
            <text:p text:style-name="P88">Rzeczywista data aktualizacji</text:p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</table:table>
      <text:p text:style-name="P155"/>
      <text:p text:style-name="P156"/>
      <text:p text:style-name="P157"/>
      <text:soft-page-break/>
      <text:h text:style-name="P158" text:outline-level="1">5. Przypadki użycia systemu</text:h>
      <text:p text:style-name="P159"/>
      <text:h text:style-name="Heading2" text:outline-level="2"><text:span text:style-name="T160">5.1. Scenariusze przypadków użycia.</text:span></text:h>
      <text:p text:style-name="P161"/>
      <text:p text:style-name="P162">Scenariusz przypadku</text:p>
      <text:p text:style-name="P163"/>
      <text:p text:style-name="P164">Opis:</text:p>
      <text:p text:style-name="P165"/>
      <text:p text:style-name="P166"/>
      <text:p text:style-name="P167">Warunki początkowe:</text:p>
      <text:p text:style-name="P168">brak</text:p>
      <text:p text:style-name="P169"/>
      <text:p text:style-name="P170">Przebieg główny:</text:p>
      <text:p text:style-name="Standard"/>
      <text:p text:style-name="P171">Przebieg alternatywny</text:p>
      <text:p text:style-name="P172"/>
      <text:p text:style-name="P173">Warunki końcowe:</text:p>
      <text:p text:style-name="P174"/>
      <text:p text:style-name="P175"/>
      <text:h text:style-name="P176" text:outline-level="2"><text:span text:style-name="T177">5.2. Diagramy sekwencji.</text:span></text:h>
      <text:p text:style-name="P178"/>
      <text:p text:style-name="P179"><text:span text:style-name="T180">Diagram przypadku</text:span></text:p>
      <text:soft-page-break/>
      <text:h text:style-name="P181" text:outline-level="2">5.3. Diagramy<text:s/>maszyny stanów</text:h>
      <text:p text:style-name="P182"/>
      <text:p text:style-name="P183"/>
      <text:soft-page-break/>
      <text:h text:style-name="P184" text:outline-level="1">6. Dobór komponentów prototypu</text:h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Normal">
      <style:text-properties style:font-name="Segoe UI" fo:font-size="9pt" style:font-size-asian="9pt" style:font-size-complex="8pt" fo:hyphenate="false"/>
    </style:style>
    <style:style style:name="NumberingSymbols" style:display-name="Numbering Symbols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BalloonTextChar" style:display-name="Balloon Text Char" style:family="text" style:parent-style-name="DefaultParagraphFont">
      <style:text-properties style:font-name="Segoe UI" fo:font-size="9pt" style:font-size-asian="9pt" style:font-size-complex="8pt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al Anonim</meta:initial-creator>
    <dc:creator>Robert Płatkowski</dc:creator>
    <meta:creation-date>2019-03-01T17:04:00Z</meta:creation-date>
    <dc:date>2020-03-29T18:33:00Z</dc:date>
    <meta:template xlink:href="Normal" xlink:type="simple"/>
    <meta:editing-cycles>174</meta:editing-cycles>
    <meta:editing-duration>PT360S</meta:editing-duration>
    <meta:document-statistic meta:page-count="7" meta:paragraph-count="1" meta:word-count="110" meta:character-count="774" meta:row-count="5" meta:non-whitespace-character-count="665"/>
  </office:meta>
</office:document-meta>
</file>